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4cm" style:rel-column-width="1981*"/>
    </style:style>
    <style:style style:name="Table184.B" style:family="table-column">
      <style:table-column-properties style:column-width="7.553cm" style:rel-column-width="4282*"/>
    </style:style>
    <style:style style:name="Table184.C" style:family="table-column">
      <style:table-column-properties style:column-width="2.731cm" style:rel-column-width="1548*"/>
    </style:style>
    <style:style style:name="Table184.D" style:family="table-column">
      <style:table-column-properties style:column-width="3.397cm" style:rel-column-width="1926*"/>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December</text:span> 2007</text:p>
      <text:p text:style-name="P6">Potix Corporation</text:p>
      <text:p text:style-name="P7">Revision 8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3</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5</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7</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5</text:a></text:p>
          <text:p text:style-name="P14"><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 <text:line-break/> <text:s/>[arg0="..."] [arg1="..."] [arg2="..."] [arg3="..."]?&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4">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2"><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Progressmeter"/><text:bookmark-start text:name="Calendar11"/>Progressmeter<text:bookmark-end text:name="Progressmeter"/><text:bookmark-end text:name="Calendar11"/></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4">[Default: <text:span text:style-name="T6">org.zkoss.zk.au.http.HttpAuWriter</text:span><text:span text:style-name="T9"> for standard and professional editions, or </text:span><text:span text:style-name="T6">org.zkoss.zkmax.au.http.SmartAuWriter</text:span> for enterprise edition]</text:p>
      <text:p text:style-name="P24">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4">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13T11:59:50</dc:date>
    <meta:printed-by>Tom Yeh</meta:printed-by>
    <meta:print-date>2005-12-05T14:19:55</meta:print-date>
    <meta:keyword>ZK ZUL ZHTML</meta:keyword>
    <dc:language>en-US</dc:language>
    <meta:editing-cycles>3341</meta:editing-cycles>
    <meta:editing-duration>P11DT9H13M41S</meta:editing-duration>
    <meta:user-defined meta:name="Info 1"/>
    <meta:user-defined meta:name="Info 2"/>
    <meta:user-defined meta:name="Info 3"/>
    <meta:user-defined meta:name="Info 4"/>
    <meta:document-statistic meta:table-count="360" meta:image-count="87" meta:object-count="0" meta:page-count="335" meta:paragraph-count="8813" meta:word-count="39534" meta:character-count="281541"/>
  </office:meta>
</office:document-meta>
</file>